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8035in"/>
        </style:tab-stops>
      </style:paragraph-properties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" style:family="paragraph" style:parent-style-name="Standard">
      <style:paragraph-properties>
        <style:tab-stops>
          <style:tab-stop style:position="0.8035in"/>
        </style:tab-stops>
      </style:paragraph-properties>
      <style:text-properties fo:font-size="10pt" fo:font-style="normal" style:font-size-asian="10pt" style:font-style-asian="normal" style:font-size-complex="10pt" style:font-style-complex="normal"/>
    </style:style>
    <style:style style:name="P3" style:family="paragraph" style:parent-style-name="Standard">
      <style:paragraph-properties>
        <style:tab-stops>
          <style:tab-stop style:position="0.8035in"/>
        </style:tab-stops>
      </style:paragraph-properties>
      <style:text-properties fo:font-size="10pt" fo:font-style="italic" style:font-size-asian="10pt" style:font-style-asian="italic" style:font-size-complex="10pt" style:font-style-complex="italic"/>
    </style:style>
    <style:style style:name="P4" style:family="paragraph" style:parent-style-name="Standard">
      <style:paragraph-properties>
        <style:tab-stops>
          <style:tab-stop style:position="0.8035in"/>
        </style:tab-stops>
      </style:paragraph-properties>
      <style:text-properties fo:font-size="10pt" fo:font-style="italic" style:font-size-asian="10pt" style:font-style-asian="italic" style:font-size-complex="10pt" style:font-style-complex="italic"/>
    </style:style>
    <style:style style:name="P5" style:family="paragraph" style:parent-style-name="Standard">
      <style:paragraph-properties>
        <style:tab-stops>
          <style:tab-stop style:position="0.8035in"/>
        </style:tab-stops>
      </style:paragraph-properties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1.1<text:tab/></text:span>program<text:span text:style-name="T1"> → </text:span><text:span text:style-name="T2">program id (</text:span><text:span text:style-name="T3"> </text:span><text:span text:style-name="T5">identifier_list</text:span><text:span text:style-name="T3"> </text:span><text:span text:style-name="T2">) ;</text:span><text:span text:style-name="T3"> </text:span><text:span text:style-name="T5">declarations subprogram_declarations compound_statement</text:span><text:span text:style-name="T3"> </text:span><text:span text:style-name="T2">.</text:span></text:p>
      <text:p text:style-name="P3"><text:span text:style-name="T3">2.1<text:tab/></text:span><text:span text:style-name="T5">identifier_list</text:span><text:span text:style-name="T3"> → </text:span><text:span text:style-name="T2">id</text:span></text:p>
      <text:p text:style-name="P3"><text:span text:style-name="T3">2.2<text:tab/></text:span><text:span text:style-name="T5">identifier_list</text:span><text:span text:style-name="T3"> → </text:span><text:span text:style-name="T5">identifier_list</text:span><text:span text:style-name="T3"> </text:span><text:span text:style-name="T2">,</text:span><text:span text:style-name="T5"> </text:span><text:span text:style-name="T2">id</text:span></text:p>
      <text:p text:style-name="P3"><text:span text:style-name="T1">3.1<text:tab/></text:span>declarations<text:span text:style-name="T1"> → </text:span>declarations<text:span text:style-name="T1"> </text:span><text:span text:style-name="T2">var id :</text:span><text:span text:style-name="T5"> type</text:span><text:span text:style-name="T3"> </text:span><text:span text:style-name="T2">;</text:span></text:p>
      <text:p text:style-name="P3"><text:span text:style-name="T1">3.2<text:tab/></text:span>declarations<text:span text:style-name="T1"> → </text:span><text:span text:style-name="T2">ε</text:span></text:p>
      <text:p text:style-name="P3"><text:span text:style-name="T3">4.1<text:tab/></text:span><text:span text:style-name="T5">type</text:span><text:span text:style-name="T3"> → </text:span><text:span text:style-name="T5">standard_type</text:span></text:p>
      <text:p text:style-name="P2"><text:span text:style-name="T5">4.2<text:tab/></text:span><text:span text:style-name="T7">type</text:span><text:span text:style-name="T5"> → </text:span><text:span text:style-name="T4">array [ num .. num ] of</text:span><text:span text:style-name="T5"> </text:span><text:span text:style-name="T7">standard_type</text:span></text:p>
      <text:p text:style-name="P2"><text:span text:style-name="T5">5.1<text:tab/></text:span><text:span text:style-name="T7">standard_type</text:span><text:span text:style-name="T5"> → </text:span><text:span text:style-name="T4">integer</text:span></text:p>
      <text:p text:style-name="P2"><text:span text:style-name="T5">5.2<text:tab/></text:span><text:span text:style-name="T7">standard_type</text:span><text:span text:style-name="T5"> → </text:span><text:span text:style-name="T4">real</text:span></text:p>
      <text:p text:style-name="P1">6.1<text:tab/><text:span text:style-name="T6">subprogram_declarations</text:span> → <text:span text:style-name="T6">subprogram_declarations subprogram_declaration</text:span> <text:span text:style-name="T4">;</text:span></text:p>
      <text:p text:style-name="P3"><text:span text:style-name="T1">6.2<text:tab/></text:span>subprogram_declarations<text:span text:style-name="T1"> → </text:span><text:span text:style-name="T2">ε</text:span></text:p>
      <text:p text:style-name="P1">7.1<text:tab/><text:span text:style-name="T6">subprogram_declaration</text:span> → <text:span text:style-name="T6">subprogram_head declarations subprogram_declarations compound_statement</text:span></text:p>
      <text:p text:style-name="P1">8.1<text:tab/><text:span text:style-name="T6">subprogram_head</text:span> → <text:span text:style-name="T4">function id </text:span><text:span text:style-name="T6">arguments</text:span> <text:span text:style-name="T4">:</text:span> <text:span text:style-name="T6">standard_type</text:span> <text:span text:style-name="T4">;</text:span></text:p>
      <text:p text:style-name="P1">9.1<text:tab/><text:span text:style-name="T6">arguments</text:span> → <text:span text:style-name="T4">(</text:span> <text:span text:style-name="T6">parameter_list</text:span> <text:span text:style-name="T4">)</text:span></text:p>
      <text:p text:style-name="P3"><text:span text:style-name="T1">9.2<text:tab/></text:span>arguments<text:span text:style-name="T1"> → </text:span><text:span text:style-name="T2">ε</text:span></text:p>
      <text:p text:style-name="P1">10.1<text:tab/><text:span text:style-name="T6">parameter_list</text:span> → <text:span text:style-name="T4">id :</text:span> <text:span text:style-name="T6">type</text:span></text:p>
      <text:p text:style-name="P1">10.2<text:tab/><text:span text:style-name="T6">parameter_list</text:span> → <text:span text:style-name="T6">parameter_list</text:span> <text:span text:style-name="T4">;</text:span> <text:span text:style-name="T4">id :</text:span> <text:span text:style-name="T6">type</text:span></text:p>
      <text:p text:style-name="P1">11.1<text:tab/><text:span text:style-name="T6">compound_statement</text:span> → <text:span text:style-name="T4">begin</text:span> <text:span text:style-name="T6">optional_statements</text:span><text:span text:style-name="T4"> end</text:span></text:p>
      <text:p text:style-name="P1">12.1<text:tab/><text:span text:style-name="T6">optional_statements</text:span> → <text:span text:style-name="T6">statement_list</text:span></text:p>
      <text:p text:style-name="P3"><text:span text:style-name="T1">12.2<text:tab/></text:span>optional_statements<text:span text:style-name="T1"> → </text:span><text:span text:style-name="T2">ε</text:span></text:p>
      <text:p text:style-name="P1">13.1<text:tab/><text:span text:style-name="T6">statement_list</text:span> → <text:span text:style-name="T6">statement</text:span></text:p>
      <text:p text:style-name="P1">13.2<text:tab/><text:span text:style-name="T6">statement_list</text:span> → <text:span text:style-name="T6">statement_list</text:span> <text:span text:style-name="T4">;</text:span> <text:span text:style-name="T6">statement</text:span></text:p>
      <text:p text:style-name="P1">14.1<text:tab/><text:span text:style-name="T6">statement</text:span> → <text:span text:style-name="T6">variable</text:span> <text:span text:style-name="T4">assignop</text:span> <text:span text:style-name="T6">expression</text:span></text:p>
      <text:p text:style-name="P1">14.2<text:tab/><text:span text:style-name="T6">statement</text:span> → <text:span text:style-name="T6">compound_statement</text:span></text:p>
      <text:p text:style-name="P1">14.3<text:tab/><text:span text:style-name="T6">statement</text:span> → <text:span text:style-name="T4">if</text:span> <text:span text:style-name="T6">expression</text:span> <text:span text:style-name="T4">then</text:span> <text:span text:style-name="T6">statement</text:span></text:p>
      <text:p text:style-name="P1">14.4<text:tab/><text:span text:style-name="T6">statement</text:span> → <text:span text:style-name="T4">if</text:span> <text:span text:style-name="T6">expression</text:span> <text:span text:style-name="T4">then</text:span> <text:span text:style-name="T6">statement</text:span> <text:span text:style-name="T4">else</text:span> <text:span text:style-name="T6">statement</text:span></text:p>
      <text:p text:style-name="P1">14.5<text:tab/><text:span text:style-name="T6">statement</text:span> → <text:span text:style-name="T4">while</text:span> <text:span text:style-name="T6">expression</text:span> <text:span text:style-name="T4">do</text:span> <text:span text:style-name="T6">statement</text:span></text:p>
      <text:p text:style-name="P1">15.1<text:tab/><text:span text:style-name="T6">variable</text:span> → <text:span text:style-name="T4">id</text:span></text:p>
      <text:p text:style-name="P1">15.2<text:tab/><text:span text:style-name="T6">variable</text:span> → <text:span text:style-name="T4">id [</text:span> <text:span text:style-name="T6">expression</text:span><text:span text:style-name="T4"> ]</text:span></text:p>
      <text:p text:style-name="P1">16.1<text:tab/><text:span text:style-name="T6">expression_list</text:span> → <text:span text:style-name="T6">expression</text:span></text:p>
      <text:p text:style-name="P1">16.2<text:tab/><text:span text:style-name="T6">expression_list</text:span> → <text:span text:style-name="T6">expression_list</text:span> <text:span text:style-name="T4">,</text:span> <text:span text:style-name="T6">expression</text:span></text:p>
      <text:p text:style-name="P1">17.1<text:tab/><text:span text:style-name="T6">expression</text:span> → <text:span text:style-name="T6">simple_expression</text:span></text:p>
      <text:p text:style-name="P1">17.2<text:tab/><text:span text:style-name="T6">expression</text:span> → <text:span text:style-name="T6">simple_expression</text:span> <text:span text:style-name="T4">relop</text:span> <text:span text:style-name="T6">simple_expression</text:span></text:p>
      <text:p text:style-name="P1">18.1<text:tab/><text:span text:style-name="T6">simple_expression</text:span> → <text:span text:style-name="T6">term</text:span></text:p>
      <text:p text:style-name="P1">18.2<text:tab/><text:span text:style-name="T6">simple_expression</text:span> → <text:span text:style-name="T6">sign term</text:span></text:p>
      <text:p text:style-name="P1">18.3<text:tab/><text:span text:style-name="T6">simple_expression</text:span> → <text:span text:style-name="T6">simple_expression</text:span> <text:span text:style-name="T4">addop</text:span><text:span text:style-name="T6"> term</text:span></text:p>
      <text:p text:style-name="P1">19.1<text:tab/><text:span text:style-name="T6">term</text:span> → <text:span text:style-name="T6">factor</text:span></text:p>
      <text:p text:style-name="P1">19.2<text:tab/><text:span text:style-name="T6">term</text:span> → <text:span text:style-name="T6">term</text:span> <text:span text:style-name="T4">mulop</text:span> <text:span text:style-name="T6">factor</text:span></text:p>
      <text:p text:style-name="P1">20.1<text:tab/><text:span text:style-name="T6">factor</text:span> → <text:span text:style-name="T4">id</text:span></text:p>
      <text:p text:style-name="P1">20.2<text:tab/><text:span text:style-name="T6">factor</text:span> → <text:span text:style-name="T4">id (</text:span> <text:span text:style-name="T6">expression_list</text:span> <text:span text:style-name="T4">)</text:span></text:p>
      <text:p text:style-name="P1">20.3<text:tab/><text:span text:style-name="T6">factor</text:span> → <text:span text:style-name="T4">id [</text:span> <text:span text:style-name="T6">expression</text:span><text:span text:style-name="T4"> ]</text:span></text:p>
      <text:p text:style-name="P1">20.4<text:tab/><text:span text:style-name="T6">factor</text:span> → <text:span text:style-name="T4">num</text:span></text:p>
      <text:p text:style-name="P1">20.5<text:tab/><text:span text:style-name="T6">factor</text:span> → <text:span text:style-name="T4">not</text:span> <text:span text:style-name="T6">factor</text:span></text:p>
      <text:p text:style-name="P1">20.6<text:tab/><text:span text:style-name="T6">factor</text:span> → <text:span text:style-name="T4">(</text:span> <text:span text:style-name="T6">expression</text:span> <text:span text:style-name="T4">)</text:span></text:p>
      <text:p text:style-name="P1">21.1<text:tab/><text:span text:style-name="T6">sign</text:span> → <text:span text:style-name="T4">+</text:span></text:p>
      <text:p text:style-name="P1">21.2<text:tab/><text:span text:style-name="T6">sign</text:span> → <text:span text:style-name="T4">-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7-03T16:09:52</meta:creation-date>
    <dc:date>2009-07-11T15:42:27</dc:date>
    <meta:editing-duration>PT22H09M12S</meta:editing-duration>
    <meta:editing-cycles>25</meta:editing-cycles>
    <meta:generator>OpenOffice.org/3.0$Unix OpenOffice.org_project/300m15$Build-9379</meta:generator>
    <meta:document-statistic meta:table-count="0" meta:image-count="0" meta:object-count="0" meta:page-count="1" meta:paragraph-count="46" meta:word-count="263" meta:character-count="1764"/>
    <meta:user-defined meta:name="Info 1"/>
    <meta:user-defined meta:name="Info 2"/>
    <meta:user-defined meta:name="Info 3"/>
    <meta:user-defined meta:name="Info 4"/>
  </office:meta>
</office:document-meta>
</file>